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 office:value-type="float" office:value="-0.13233" calcext:value-type="float">
            <text:p>-0.13233</text:p>
          </table:table-cell>
          <table:table-cell office:value-type="float" office:value="34.58724" calcext:value-type="float">
            <text:p>34.58724</text:p>
          </table:table-cell>
          <table:table-cell table:number-columns-repeated="2"/>
        </table:table-row>
        <table:table-row table:style-name="ro1">
          <table:table-cell office:value-type="float" office:value="-0.129617" calcext:value-type="float">
            <text:p>-0.129617</text:p>
          </table:table-cell>
          <table:table-cell office:value-type="float" office:value="34.586321" calcext:value-type="float">
            <text:p>34.586321</text:p>
          </table:table-cell>
          <table:table-cell table:number-columns-repeated="2"/>
        </table:table-row>
        <table:table-row table:style-name="ro1">
          <table:table-cell office:value-type="float" office:value="-0.128934" calcext:value-type="float">
            <text:p>-0.128934</text:p>
          </table:table-cell>
          <table:table-cell office:value-type="float" office:value="34.585228" calcext:value-type="float">
            <text:p>34.585228</text:p>
          </table:table-cell>
          <table:table-cell table:number-columns-repeated="2"/>
        </table:table-row>
        <table:table-row table:style-name="ro1">
          <table:table-cell office:value-type="float" office:value="-0.130036" calcext:value-type="float">
            <text:p>-0.130036</text:p>
          </table:table-cell>
          <table:table-cell office:value-type="float" office:value="34.584331" calcext:value-type="float">
            <text:p>34.584331</text:p>
          </table:table-cell>
          <table:table-cell table:number-columns-repeated="2"/>
        </table:table-row>
        <table:table-row table:style-name="ro1">
          <table:table-cell office:value-type="float" office:value="-0.130503" calcext:value-type="float">
            <text:p>-0.130503</text:p>
          </table:table-cell>
          <table:table-cell office:value-type="float" office:value="34.583709" calcext:value-type="float">
            <text:p>34.583709</text:p>
          </table:table-cell>
          <table:table-cell table:number-columns-repeated="2"/>
        </table:table-row>
        <table:table-row table:style-name="ro1">
          <table:table-cell office:value-type="float" office:value="-0.130935" calcext:value-type="float">
            <text:p>-0.130935</text:p>
          </table:table-cell>
          <table:table-cell office:value-type="float" office:value="34.583267" calcext:value-type="float">
            <text:p>34.583267</text:p>
          </table:table-cell>
          <table:table-cell table:number-columns-repeated="2"/>
        </table:table-row>
        <table:table-row table:style-name="ro1">
          <table:table-cell office:value-type="float" office:value="-0.131568" calcext:value-type="float">
            <text:p>-0.131568</text:p>
          </table:table-cell>
          <table:table-cell office:value-type="float" office:value="34.582916" calcext:value-type="float">
            <text:p>34.582916</text:p>
          </table:table-cell>
          <table:table-cell table:number-columns-repeated="2"/>
        </table:table-row>
        <table:table-row table:style-name="ro1">
          <table:table-cell office:value-type="float" office:value="-0.131892" calcext:value-type="float">
            <text:p>-0.131892</text:p>
          </table:table-cell>
          <table:table-cell office:value-type="float" office:value="34.582698" calcext:value-type="float">
            <text:p>34.582698</text:p>
          </table:table-cell>
          <table:table-cell table:number-columns-repeated="2"/>
        </table:table-row>
        <table:table-row table:style-name="ro1">
          <table:table-cell office:value-type="float" office:value="-0.132105" calcext:value-type="float">
            <text:p>-0.132105</text:p>
          </table:table-cell>
          <table:table-cell office:value-type="float" office:value="34.582466" calcext:value-type="float">
            <text:p>34.582466</text:p>
          </table:table-cell>
          <table:table-cell table:number-columns-repeated="2"/>
        </table:table-row>
        <table:table-row table:style-name="ro1">
          <table:table-cell office:value-type="float" office:value="-0.132369" calcext:value-type="float">
            <text:p>-0.132369</text:p>
          </table:table-cell>
          <table:table-cell office:value-type="float" office:value="34.581988" calcext:value-type="float">
            <text:p>34.581988</text:p>
          </table:table-cell>
          <table:table-cell table:number-columns-repeated="2"/>
        </table:table-row>
        <table:table-row table:style-name="ro1">
          <table:table-cell office:value-type="float" office:value="-0.132546" calcext:value-type="float">
            <text:p>-0.132546</text:p>
          </table:table-cell>
          <table:table-cell office:value-type="float" office:value="34.58178" calcext:value-type="float">
            <text:p>34.58178</text:p>
          </table:table-cell>
          <table:table-cell table:number-columns-repeated="2"/>
        </table:table-row>
        <table:table-row table:style-name="ro1">
          <table:table-cell office:value-type="float" office:value="-0.133011" calcext:value-type="float">
            <text:p>-0.133011</text:p>
          </table:table-cell>
          <table:table-cell office:value-type="float" office:value="34.581374" calcext:value-type="float">
            <text:p>34.581374</text:p>
          </table:table-cell>
          <table:table-cell table:number-columns-repeated="2"/>
        </table:table-row>
        <table:table-row table:style-name="ro1">
          <table:table-cell office:value-type="float" office:value="-0.133755" calcext:value-type="float">
            <text:p>-0.133755</text:p>
          </table:table-cell>
          <table:table-cell office:value-type="float" office:value="34.580982" calcext:value-type="float">
            <text:p>34.580982</text:p>
          </table:table-cell>
          <table:table-cell table:number-columns-repeated="2"/>
        </table:table-row>
        <table:table-row table:style-name="ro1">
          <table:table-cell office:value-type="float" office:value="-0.135111" calcext:value-type="float">
            <text:p>-0.135111</text:p>
          </table:table-cell>
          <table:table-cell office:value-type="float" office:value="34.580388" calcext:value-type="float">
            <text:p>34.580388</text:p>
          </table:table-cell>
          <table:table-cell table:number-columns-repeated="2"/>
        </table:table-row>
        <table:table-row table:style-name="ro1">
          <table:table-cell office:value-type="float" office:value="-0.136271" calcext:value-type="float">
            <text:p>-0.136271</text:p>
          </table:table-cell>
          <table:table-cell office:value-type="float" office:value="34.580025" calcext:value-type="float">
            <text:p>34.580025</text:p>
          </table:table-cell>
          <table:table-cell table:number-columns-repeated="2"/>
        </table:table-row>
        <table:table-row table:style-name="ro1">
          <table:table-cell office:value-type="float" office:value="-0.136995" calcext:value-type="float">
            <text:p>-0.136995</text:p>
          </table:table-cell>
          <table:table-cell office:value-type="float" office:value="34.580005" calcext:value-type="float">
            <text:p>34.580005</text:p>
          </table:table-cell>
          <table:table-cell table:number-columns-repeated="2"/>
        </table:table-row>
        <table:table-row table:style-name="ro1">
          <table:table-cell office:value-type="float" office:value="-0.137601" calcext:value-type="float">
            <text:p>-0.137601</text:p>
          </table:table-cell>
          <table:table-cell office:value-type="float" office:value="34.580015" calcext:value-type="float">
            <text:p>34.580015</text:p>
          </table:table-cell>
          <table:table-cell table:number-columns-repeated="2"/>
        </table:table-row>
        <table:table-row table:style-name="ro1">
          <table:table-cell office:value-type="float" office:value="-0.138051" calcext:value-type="float">
            <text:p>-0.138051</text:p>
          </table:table-cell>
          <table:table-cell office:value-type="float" office:value="34.5799" calcext:value-type="float">
            <text:p>34.5799</text:p>
          </table:table-cell>
          <table:table-cell table:number-columns-repeated="2"/>
        </table:table-row>
        <table:table-row table:style-name="ro1">
          <table:table-cell office:value-type="float" office:value="-0.138367" calcext:value-type="float">
            <text:p>-0.138367</text:p>
          </table:table-cell>
          <table:table-cell office:value-type="float" office:value="34.579839" calcext:value-type="float">
            <text:p>34.579839</text:p>
          </table:table-cell>
          <table:table-cell table:number-columns-repeated="2"/>
        </table:table-row>
        <table:table-row table:style-name="ro1">
          <table:table-cell office:value-type="float" office:value="-0.138999" calcext:value-type="float">
            <text:p>-0.138999</text:p>
          </table:table-cell>
          <table:table-cell office:value-type="float" office:value="34.579884" calcext:value-type="float">
            <text:p>34.579884</text:p>
          </table:table-cell>
          <table:table-cell table:number-columns-repeated="2"/>
        </table:table-row>
        <table:table-row table:style-name="ro1">
          <table:table-cell office:value-type="float" office:value="-0.139049" calcext:value-type="float">
            <text:p>-0.139049</text:p>
          </table:table-cell>
          <table:table-cell office:value-type="float" office:value="34.580311" calcext:value-type="float">
            <text:p>34.580311</text:p>
          </table:table-cell>
          <table:table-cell table:number-columns-repeated="2"/>
        </table:table-row>
        <table:table-row table:style-name="ro1">
          <table:table-cell office:value-type="float" office:value="-0.139197" calcext:value-type="float">
            <text:p>-0.139197</text:p>
          </table:table-cell>
          <table:table-cell office:value-type="float" office:value="34.580664" calcext:value-type="float">
            <text:p>34.580664</text:p>
          </table:table-cell>
          <table:table-cell table:number-columns-repeated="2"/>
        </table:table-row>
        <table:table-row table:style-name="ro1">
          <table:table-cell office:value-type="float" office:value="-0.1392" calcext:value-type="float">
            <text:p>-0.1392</text:p>
          </table:table-cell>
          <table:table-cell office:value-type="float" office:value="34.581057" calcext:value-type="float">
            <text:p>34.581057</text:p>
          </table:table-cell>
          <table:table-cell table:number-columns-repeated="2"/>
        </table:table-row>
        <table:table-row table:style-name="ro1">
          <table:table-cell office:value-type="float" office:value="-0.139072" calcext:value-type="float">
            <text:p>-0.139072</text:p>
          </table:table-cell>
          <table:table-cell office:value-type="float" office:value="34.581524" calcext:value-type="float">
            <text:p>34.581524</text:p>
          </table:table-cell>
          <table:table-cell table:number-columns-repeated="2"/>
        </table:table-row>
        <table:table-row table:style-name="ro1">
          <table:table-cell office:value-type="float" office:value="-0.138566" calcext:value-type="float">
            <text:p>-0.138566</text:p>
          </table:table-cell>
          <table:table-cell office:value-type="float" office:value="34.581646" calcext:value-type="float">
            <text:p>34.581646</text:p>
          </table:table-cell>
          <table:table-cell table:number-columns-repeated="2"/>
        </table:table-row>
        <table:table-row table:style-name="ro1">
          <table:table-cell office:value-type="float" office:value="-0.138427" calcext:value-type="float">
            <text:p>-0.138427</text:p>
          </table:table-cell>
          <table:table-cell office:value-type="float" office:value="34.581913" calcext:value-type="float">
            <text:p>34.581913</text:p>
          </table:table-cell>
          <table:table-cell table:number-columns-repeated="2"/>
        </table:table-row>
        <table:table-row table:style-name="ro1">
          <table:table-cell office:value-type="float" office:value="-0.137136" calcext:value-type="float">
            <text:p>-0.137136</text:p>
          </table:table-cell>
          <table:table-cell office:value-type="float" office:value="34.582131" calcext:value-type="float">
            <text:p>34.582131</text:p>
          </table:table-cell>
          <table:table-cell table:number-columns-repeated="2"/>
        </table:table-row>
        <table:table-row table:style-name="ro1">
          <table:table-cell office:value-type="float" office:value="-0.135406" calcext:value-type="float">
            <text:p>-0.135406</text:p>
          </table:table-cell>
          <table:table-cell office:value-type="float" office:value="34.582372" calcext:value-type="float">
            <text:p>34.582372</text:p>
          </table:table-cell>
          <table:table-cell table:number-columns-repeated="2"/>
        </table:table-row>
        <table:table-row table:style-name="ro1">
          <table:table-cell office:value-type="float" office:value="-0.134842" calcext:value-type="float">
            <text:p>-0.134842</text:p>
          </table:table-cell>
          <table:table-cell office:value-type="float" office:value="34.582819" calcext:value-type="float">
            <text:p>34.582819</text:p>
          </table:table-cell>
          <table:table-cell table:number-columns-repeated="2"/>
        </table:table-row>
        <table:table-row table:style-name="ro1">
          <table:table-cell office:value-type="float" office:value="-0.134728" calcext:value-type="float">
            <text:p>-0.134728</text:p>
          </table:table-cell>
          <table:table-cell office:value-type="float" office:value="34.583201" calcext:value-type="float">
            <text:p>34.583201</text:p>
          </table:table-cell>
          <table:table-cell table:number-columns-repeated="2"/>
        </table:table-row>
        <table:table-row table:style-name="ro1">
          <table:table-cell office:value-type="float" office:value="-0.133704" calcext:value-type="float">
            <text:p>-0.133704</text:p>
          </table:table-cell>
          <table:table-cell office:value-type="float" office:value="34.58389" calcext:value-type="float">
            <text:p>34.58389</text:p>
          </table:table-cell>
          <table:table-cell table:number-columns-repeated="2"/>
        </table:table-row>
        <table:table-row table:style-name="ro1">
          <table:table-cell office:value-type="float" office:value="-0.133019" calcext:value-type="float">
            <text:p>-0.133019</text:p>
          </table:table-cell>
          <table:table-cell office:value-type="float" office:value="34.584614" calcext:value-type="float">
            <text:p>34.584614</text:p>
          </table:table-cell>
          <table:table-cell table:number-columns-repeated="2"/>
        </table:table-row>
        <table:table-row table:style-name="ro1">
          <table:table-cell office:value-type="float" office:value="-0.132769" calcext:value-type="float">
            <text:p>-0.132769</text:p>
          </table:table-cell>
          <table:table-cell office:value-type="float" office:value="34.585023" calcext:value-type="float">
            <text:p>34.585023</text:p>
          </table:table-cell>
          <table:table-cell table:number-columns-repeated="2"/>
        </table:table-row>
        <table:table-row table:style-name="ro1">
          <table:table-cell office:value-type="float" office:value="-0.131925" calcext:value-type="float">
            <text:p>-0.131925</text:p>
          </table:table-cell>
          <table:table-cell office:value-type="float" office:value="34.585761" calcext:value-type="float">
            <text:p>34.585761</text:p>
          </table:table-cell>
          <table:table-cell table:number-columns-repeated="2"/>
        </table:table-row>
        <table:table-row table:style-name="ro1">
          <table:table-cell office:value-type="float" office:value="-0.131639" calcext:value-type="float">
            <text:p>-0.131639</text:p>
          </table:table-cell>
          <table:table-cell office:value-type="float" office:value="34.586129" calcext:value-type="float">
            <text:p>34.586129</text:p>
          </table:table-cell>
          <table:table-cell table:number-columns-repeated="2"/>
        </table:table-row>
        <table:table-row table:style-name="ro1">
          <table:table-cell office:value-type="float" office:value="-0.130691" calcext:value-type="float">
            <text:p>-0.130691</text:p>
          </table:table-cell>
          <table:table-cell office:value-type="float" office:value="34.586911" calcext:value-type="float">
            <text:p>34.5869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 style:data-style-name="N2" text:time-value="18:54:10.950684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8:25:46.556186002</meta:creation-date>
    <dc:date>2018-06-20T18:54:19.082517336</dc:date>
    <meta:editing-duration>PT6M19S</meta:editing-duration>
    <meta:editing-cycles>7</meta:editing-cycles>
    <meta:generator>LibreOffice/6.0.3.2$Linux_X86_64 LibreOffice_project/00m0$Build-2</meta:generator>
    <meta:document-statistic meta:table-count="1" meta:cell-count="75" meta:object-count="0"/>
  </office:meta>
</office:document-meta>
</file>